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84.3mm"/>
    </style:style>
    <style:style style:name="co3" style:family="table-column">
      <style:table-column-properties fo:break-before="auto" style:column-width="31.64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14.85mm"/>
    </style:style>
    <style:style style:name="co6" style:family="table-column">
      <style:table-column-properties fo:break-before="auto" style:column-width="70.9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Parameter (Plain Text)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ber of seconds between checks by the HPA.</text:p>
          </table:table-cell>
          <table:table-cell/>
        </table:table-row>
        <table:table-row table:style-name="ro1">
          <table:table-cell office:value-type="string" calcext:value-type="string">
            <text:p>RPS_Max_Actual</text:p>
          </table:table-cell>
          <table:table-cell table:formula="of:=SUBSTITUTE(&quot;\modelvar{&quot;&amp;[.A3]&amp;&quot;}&quot;;&quot;_&quot;;&quot;\_&quot;)" office:value-type="string" office:string-value="\modelvar{RPS\_Max\_Actual}" calcext:value-type="string">
            <text:p>\modelvar{RPS\_Max\_Actual}</text:p>
          </table:table-cell>
          <table:table-cell office:value-type="string" calcext:value-type="string">
            <text:p>$RPS_{max}$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ximum requests per second.</text:p>
          </table:table-cell>
          <table:table-cell/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4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imum response time in milliseconds.</text:p>
          </table:table-cell>
          <table:table-cell/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5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starting pods.</text:p>
          </table:table-cell>
          <table:table-cell/>
        </table:table-row>
        <table:table-row table:style-name="ro2">
          <table:table-cell office:value-type="string" calcext:value-type="string">
            <text:p>Pod_Min</text:p>
          </table:table-cell>
          <table:table-cell table:formula="of:=SUBSTITUTE(&quot;\modelvar{&quot;&amp;[.A6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<text:span text:style-name="T1">$Nodes</text:span>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 number of pods to scale down do.</text:p>
          </table:table-cell>
          <table:table-cell/>
        </table:table-row>
        <table:table-row table:style-name="ro2">
          <table:table-cell office:value-type="string" calcext:value-type="string">
            <text:p>Pod_Max</text:p>
          </table:table-cell>
          <table:table-cell table:formula="of:=SUBSTITUTE(&quot;\modelvar{&quot;&amp;[.A7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<text:span text:style-name="T1">$Nodes</text:span>_{max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pods to scale up to.</text:p>
          </table:table-cell>
          <table:table-cell/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8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sing time per request in milliseconds.</text:p>
          </table:table-cell>
          <table:table-cell/>
        </table:table-row>
        <table:table-row table:style-name="ro1">
          <table:table-cell office:value-type="string" calcext:value-type="string">
            <text:p>QL_Max_Limit</text:p>
          </table:table-cell>
          <table:table-cell table:formula="of:=SUBSTITUTE(&quot;\modelvar{&quot;&amp;[.A9]&amp;&quot;}&quot;;&quot;_&quot;;&quot;\_&quot;)" office:value-type="string" office:string-value="\modelvar{QL\_Max\_Limit}" calcext:value-type="string">
            <text:p>\modelvar{QL\_Max\_Limit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1">Highest possible value of \modelvar{QL\_Max}</text:span>.</text:p>
          </table:table-cell>
          <table:table-cell/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0]&amp;&quot;}&quot;;&quot;_&quot;;&quot;\_&quot;)" office:value-type="string" office:string-value="\modelvar{Pod\_Startup\_Time}" calcext:value-type="string">
            <text:p>\modelvar{Pod\_Startup\_Time}</text:p>
          </table:table-cell>
          <table:table-cell office:value-type="string" calcext:value-type="string">
            <text:p>$T_{startup}$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s) pod to start processing requests after being scheduled.</text:p>
          </table:table-cell>
          <table:table-cell/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1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\modelvar{QL\_Max} for first pod before scaling down.</text:p>
          </table:table-cell>
          <table:table-cell/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2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\modelvar{QL\_Max} for last pod before scaling up.</text:p>
          </table:table-cell>
          <table:table-cell/>
        </table:table-row>
      </table:table>
      <table:table table:name="NodeJS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Parameter (Plain Text)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ber of seconds between checks by the HPA.</text:p>
          </table:table-cell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3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imum response time in milliseconds.</text:p>
          </table:table-cell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4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starting pods.</text:p>
          </table:table-cell>
        </table:table-row>
        <table:table-row table:style-name="ro1">
          <table:table-cell office:value-type="string" calcext:value-type="string">
            <text:p>Pod_Min</text:p>
          </table:table-cell>
          <table:table-cell table:formula="of:=SUBSTITUTE(&quot;\modelvar{&quot;&amp;[.A5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<text:span text:style-name="T1">$Nodes</text:span>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starting pods.</text:p>
          </table:table-cell>
        </table:table-row>
        <table:table-row table:style-name="ro1">
          <table:table-cell office:value-type="string" calcext:value-type="string">
            <text:p>Pod_Max</text:p>
          </table:table-cell>
          <table:table-cell table:formula="of:=SUBSTITUTE(&quot;\modelvar{&quot;&amp;[.A6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<text:span text:style-name="T1">$Nodes</text:span>_{max}$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mum number of pods to scale down do.</text:p>
          </table:table-cell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7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ximum number of pods to scale up to.</text:p>
          </table:table-cell>
        </table:table-row>
        <table:table-row table:style-name="ro1">
          <table:table-cell office:value-type="string" calcext:value-type="string">
            <text:p>RPS_Max_High</text:p>
          </table:table-cell>
          <table:table-cell table:formula="of:=SUBSTITUTE(&quot;\modelvar{&quot;&amp;[.A8]&amp;&quot;}&quot;;&quot;_&quot;;&quot;\_&quot;)" office:value-type="string" office:string-value="\modelvar{RPS\_Max\_High}" calcext:value-type="string">
            <text:p>\modelvar{RPS\_Max\_High}</text:p>
          </table:table-cell>
          <table:table-cell table:style-name="ce6" office:value-type="string" calcext:value-type="string">
            <text:p>$RPS_{max(high)}$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ax. requests per second in high part of square wave.</text:p>
          </table:table-cell>
        </table:table-row>
        <table:table-row table:style-name="ro1">
          <table:table-cell office:value-type="string" calcext:value-type="string">
            <text:p>RPS_Max_Low</text:p>
          </table:table-cell>
          <table:table-cell table:formula="of:=SUBSTITUTE(&quot;\modelvar{&quot;&amp;[.A9]&amp;&quot;}&quot;;&quot;_&quot;;&quot;\_&quot;)" office:value-type="string" office:string-value="\modelvar{RPS\_Max\_Low}" calcext:value-type="string">
            <text:p>\modelvar{RPS\_Max\_Low}</text:p>
          </table:table-cell>
          <table:table-cell table:style-name="ce6" office:value-type="string" calcext:value-type="string">
            <text:p>$RPS_{max(low)}$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x. requests per second in low part of square wave.</text:p>
          </table:table-cell>
        </table:table-row>
        <table:table-row table:style-name="ro1">
          <table:table-cell office:value-type="string" calcext:value-type="string">
            <text:p>T_High</text:p>
          </table:table-cell>
          <table:table-cell table:formula="of:=SUBSTITUTE(&quot;\modelvar{&quot;&amp;[.A10]&amp;&quot;}&quot;;&quot;_&quot;;&quot;\_&quot;)" office:value-type="string" office:string-value="\modelvar{T\_High}" calcext:value-type="string">
            <text:p>\modelvar{T\_High}</text:p>
          </table:table-cell>
          <table:table-cell table:style-name="ce6" office:value-type="string" calcext:value-type="string">
            <text:p>$T_{high}$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Duration of high part of square wave.</text:p>
          </table:table-cell>
        </table:table-row>
        <table:table-row table:style-name="ro1">
          <table:table-cell office:value-type="string" calcext:value-type="string">
            <text:p>T_Low</text:p>
          </table:table-cell>
          <table:table-cell table:formula="of:=SUBSTITUTE(&quot;\modelvar{&quot;&amp;[.A11]&amp;&quot;}&quot;;&quot;_&quot;;&quot;\_&quot;)" office:value-type="string" office:string-value="\modelvar{T\_Low}" calcext:value-type="string">
            <text:p>\modelvar{T\_Low}</text:p>
          </table:table-cell>
          <table:table-cell table:style-name="ce6" office:value-type="string" calcext:value-type="string">
            <text:p>$T_{low}$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Duration of low part of square wave.</text:p>
          </table:table-cell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2]&amp;&quot;}&quot;;&quot;_&quot;;&quot;\_&quot;)" office:value-type="string" office:string-value="\modelvar{Pod\_Startup\_Time}" calcext:value-type="string">
            <text:p>\modelvar{Pod\_Startup\_Time}</text:p>
          </table:table-cell>
          <table:table-cell table:style-name="ce6" office:value-type="string" calcext:value-type="string">
            <text:p>$T_{startup}$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(s) pod to start processing requests after being scheduled.</text:p>
          </table:table-cell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3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\modelvar{QL\_Max} for first pod before scaling down.</text:p>
          </table:table-cell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4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\modelvar{QL\_Max} for last pod before scaling u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00/00/00</text:date>, <text:time style:data-style-name="N2" text:time-value="10:03:31.314720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01:24.872503324</meta:creation-date>
    <dc:date>2020-01-10T10:07:23.051368483</dc:date>
    <meta:editing-duration>PT4H20M54S</meta:editing-duration>
    <meta:editing-cycles>12</meta:editing-cycles>
    <meta:generator>LibreOffice/6.0.7.3$Linux_X86_64 LibreOffice_project/00m0$Build-3</meta:generator>
    <meta:document-statistic meta:table-count="2" meta:cell-count="129" meta:object-count="0"/>
  </office:meta>
</office:document-meta>
</file>